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0.448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jercicios 1</text:p>
          </table:table-cell>
          <table:table-cell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cturas user storie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Katas Tennis y Permutacion</text:p>
          </table:table-cell>
          <table:table-cell office:value-type="date" office:date-value="2013-09-22">
            <text:p>2013-09-22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ectura Estimacion y set up ambiente de trabaj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integracion continua</text:p>
          </table:table-cell>
          <table:table-cell office:value-type="date" office:date-value="2013-10-13">
            <text:p>2013-10-13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10-19T18:35:19</dc:date>
    <meta:editing-duration>PT2H58M19S</meta:editing-duration>
    <meta:editing-cycles>29</meta:editing-cycles>
    <meta:document-statistic meta:table-count="2" meta:cell-count="121" meta:object-count="0"/>
  </office:meta>
</office:document-meta>
</file>